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</office:automatic-styles>
  <office:body>
    <office:text text:use-soft-page-breaks="true">
      <text:p text:style-name="P1">Meeting Notes</text:p>
      <text:p text:style-name="Standard"/>
      <text:p text:style-name="Standard">Date of meeting:<text:s/>10/04/2020</text:p>
      <text:p text:style-name="Standard">Members present: Jarrad, Spencer, Nabil, James<text:s/>(absent), George</text:p>
      <text:p text:style-name="Standard">Length of meeting: 0.5hrs</text:p>
      <text:p text:style-name="Standard"/>
      <text:p text:style-name="Standard"/>
      <text:p text:style-name="Standard">What was done last session?:</text:p>
      <text:list text:style-name="LFO1" text:continue-numbering="true">
        <text:list-item>
          <text:p text:style-name="P2">George improved the particle system</text:p>
        </text:list-item>
        <text:list-item>
          <text:p text:style-name="P3">Jarrad created the UI system and will fully implement it in the future</text:p>
        </text:list-item>
      </text:list>
      <text:p text:style-name="Standard"/>
      <text:p text:style-name="Standard">What wasn’t done last session?:</text:p>
      <text:list text:style-name="LFO1" text:continue-numbering="true">
        <text:list-item>
          <text:p text:style-name="P4">Nabil did not complete the model component tasks due to an unforeseen error where the engine won’t run without giving an error</text:p>
        </text:list-item>
        <text:list-item>
          <text:p text:style-name="P5">James did not improve the physics system</text:p>
        </text:list-item>
      </text:list>
      <text:p text:style-name="P6"/>
      <text:p text:style-name="Standard"/>
      <text:p text:style-name="Standard">What did we discuss this session?:</text:p>
      <text:list text:style-name="LFO2" text:continue-numbering="true">
        <text:list-item>
          <text:p text:style-name="P7">We discussed the error that was not allowing Nabil to run his engine. We tested the latest build on all our computers and it seemed that his laptop was the issue. A meeting was created with Simon to help fix the issue.</text:p>
        </text:list-item>
        <text:list-item>
          <text:p text:style-name="P8">We discussed what could be done for the time being whilst we felt that it was too early to start major documentation. It was decided that Spencer would do a text renderer.</text:p>
        </text:list-item>
      </text:list>
      <text:p text:style-name="Standard"/>
      <text:p text:style-name="Standard">What are we going to do this session?:</text:p>
      <text:list text:style-name="LFO3" text:continue-numbering="true">
        <text:list-item>
          <text:p text:style-name="P9">James will improve the physics system</text:p>
        </text:list-item>
        <text:list-item>
          <text:p text:style-name="P10">Jarrad will create the UI system</text:p>
        </text:list-item>
      </text:list>
      <text:p text:style-name="Standard"/>
      <text:p text:style-name="Standard">Date of next meeting:<text:s/>17/04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d</dc:creator>
    <meta:creation-date>2020-04-10T15:36:00Z</meta:creation-date>
    <dc:date>2020-04-10T16:57:00Z</dc:date>
    <meta:template xlink:href="Normal" xlink:type="simple"/>
    <meta:editing-cycles>8</meta:editing-cycles>
    <meta:editing-duration>PT4320S</meta:editing-duration>
    <meta:document-statistic meta:page-count="1" meta:paragraph-count="2" meta:word-count="155" meta:character-count="1043" meta:row-count="7" meta:non-whitespace-character-count="890"/>
  </office:meta>
</office:document-meta>
</file>